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4c4c4c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286cm" svg:x="1.127cm" svg:y="1.762cm">
          <text:p text:style-name="P1">Source c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6.461cm" svg:y="1.762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11.668cm" svg:y="1.762cm">
          <text:p text:style-name="P1">Apply </text:p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16.748cm" svg:y="1.762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286cm" svg:x="21.955cm" svg:y="1.762cm">
          <text:p text:style-name="P1">Ru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91cm" svg:y1="2.905cm" svg:x2="6.588cm" svg:y2="2.905cm">
          <text:p/>
        </draw:line>
        <draw:line draw:style-name="gr2" draw:text-style-name="P1" draw:layer="layout" svg:x1="10.525cm" svg:y1="2.905cm" svg:x2="11.795cm" svg:y2="2.905cm">
          <text:p/>
        </draw:line>
        <draw:line draw:style-name="gr2" draw:text-style-name="P1" draw:layer="layout" svg:x1="15.732cm" svg:y1="2.905cm" svg:x2="16.875cm" svg:y2="2.905cm">
          <text:p/>
        </draw:line>
        <draw:line draw:style-name="gr2" draw:text-style-name="P1" draw:layer="layout" svg:x1="20.812cm" svg:y1="2.905cm" svg:x2="22.082cm" svg:y2="2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6.6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0:22:26.803522054</meta:creation-date>
    <dc:date>2015-01-19T10:56:33.894636813</dc:date>
    <meta:editing-duration>PT14S</meta:editing-duration>
    <meta:editing-cycles>3</meta:editing-cycles>
    <meta:generator>LibreOffice/4.2.7.2$Linux_X86_64 LibreOffice_project/420m0$Build-2</meta:generator>
    <meta:document-statistic meta:object-count="9"/>
  </office:meta>
</office:document-meta>
</file>